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5.53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4.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style:text-underline-style="none"/>
    </style:style>
    <style:style style:name="ce11" style:family="table-cell" style:parent-style-name="Default" style:data-style-name="N61"/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6"/>
          <table:table-cell>
            <draw:frame draw:z-index="0" draw:name="Chart 1" draw:style-name="gr1" svg:width="12.577cm" svg:height="6.526cm" svg:x="0.829cm" svg:y="0cm">
              <draw:object draw:notify-on-update-of-ranges="impacto_concurrencia.A4:impacto_concurrencia.A6 impacto_concurrencia.B3:impacto_concurrencia.B3 impacto_concurrencia.B4:impacto_concurrencia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acto concurrenc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table:style-name="ce10"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string" calcext:value-type="string">
            <text:p>0:07.45</text:p>
          </table:table-cell>
          <table:table-cell office:value-type="string" calcext:value-type="string">
            <text:p>0:07.43</text:p>
          </table:table-cell>
          <table:table-cell table:style-name="ce11" office:value-type="string" calcext:value-type="string">
            <text:p>0:07.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(NTHREADS/2) +1 </text:p>
          </table:table-cell>
          <table:table-cell office:value-type="string" calcext:value-type="string">
            <text:p>0:09.90</text:p>
          </table:table-cell>
          <table:table-cell office:value-type="string" calcext:value-type="string">
            <text:p>0:09.21</text:p>
          </table:table-cell>
          <table:table-cell office:value-type="string" calcext:value-type="string">
            <text:p>0:11.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THREADS+2</text:p>
          </table:table-cell>
          <table:table-cell office:value-type="string" calcext:value-type="string">
            <text:p>0:15.77</text:p>
          </table:table-cell>
          <table:table-cell office:value-type="string" calcext:value-type="string">
            <text:p>0:15.01</text:p>
          </table:table-cell>
          <table:table-cell office:value-type="string" calcext:value-type="string">
            <text:p>0:16.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so != </text:p>
          </table:table-cell>
          <table:table-cell office:value-type="string" calcext:value-type="string">
            <text:p>0:10.76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Caso =</text:p>
          </table:table-cell>
          <table:table-cell office:value-type="string" calcext:value-type="string">
            <text:p>0:14.655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8" office:value-type="string" calcext:value-type="string">
            <text:p>Grupos por usu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 <text:span text:style-name="T1">Grupos por jerarquía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3"/>
          <table:table-cell table:style-name="ce11"/>
          <table:table-cell table:number-columns-repeated="1019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afinidad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4"/>
          <table:table-cell>
            <draw:frame draw:z-index="0" draw:name="Chart 1" draw:style-name="gr1" svg:width="12.7cm" svg:height="7.62cm" svg:x="0.141cm" svg:y="0.106cm">
              <draw:object draw:notify-on-update-of-ranges="impacto_afinidad.A3:impacto_afinidad.A5 impacto_afinidad.B2:impacto_afinidad.B2 impacto_afinidad.B3:impacto_afinidad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sin compartir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+1 (compartiendo)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cion_grupos" table:style-name="ta1">
        <table:table-column table:style-name="co6" table:default-cell-style-name="ce1"/>
        <table:table-column table:style-name="co4" table:number-columns-repeated="1023" table:default-cell-style-name="ce1"/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2"/>
          <table:table-cell>
            <draw:frame draw:z-index="0" draw:name="Chart 1" draw:style-name="gr1" svg:width="12.7cm" svg:height="7.62cm" svg:x="0cm" svg:y="0cm">
              <draw:object draw:notify-on-update-of-ranges="deteccion_grupos.A3:deteccion_grupos.A6 deteccion_grupos.B2:deteccion_grupos.B2 deteccion_grupos.B3:deteccion_grupos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stinto usuario y distinto termi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smo usuario y distinto termi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stinto usuario mismo terminal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prioridad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 FIB</text:p>
          </table:table-cell>
          <table:table-cell office:value-type="string" calcext:value-type="string">
            <text:p>tiempo medio BAJA_PRIO_FIB</text:p>
          </table:table-cell>
          <table:table-cell>
            <draw:frame draw:z-index="0" draw:name="Chart 1" draw:style-name="gr1" svg:width="12.7cm" svg:height="7.62cm" svg:x="2.187cm" svg:y="0.3cm">
              <draw:object draw:notify-on-update-of-ranges="impacto_prioridad.A3:impacto_prioridad.A5 impacto_prioridad.B2:impacto_prioridad.B2 impacto_prioridad.B3:impacto_prioridad.B5 impacto_prioridad.C2:impacto_prioridad.C2 impacto_prioridad.C3:impacto_prioridad.C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y 1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Microsoft Office User</meta:initial-creator>
    <meta:creation-date>2019-02-20T15:47:33Z</meta:creation-date>
    <dc:date>2022-11-17T20:51:37.086721972</dc:date>
    <meta:editing-duration>PT14M49S</meta:editing-duration>
    <meta:editing-cycles>6</meta:editing-cycles>
    <meta:document-statistic meta:table-count="4" meta:cell-count="4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7cm" svg:height="6.526cm" xlink:href=".." xlink:type="simple" chart:class="chart:bar" chart:style-name="ch1">
        <chart:title svg:x="3.474cm" svg:y="0.265cm" chart:style-name="ch2">
          <text:p>impacto concurrencia</text:p>
        </chart:title>
        <chart:plot-area chart:style-name="ch3" table:cell-range-address="impacto_concurrencia.A3:impacto_concurrencia.B6" chart:data-source-has-labels="both" svg:x="1.311cm" svg:y="1.274cm" svg:width="11.015cm" svg:height="5.122cm">
          <chart:coordinate-region svg:x="1.835cm" svg:y="1.46cm" svg:width="10.491cm" svg:height="4.316cm"/>
          <chart:axis chart:dimension="x" chart:name="primary-x" chart:style-name="ch4" chartooo:axis-type="text">
            <chart:categories table:cell-range-address="impacto_concurrencia.A4:impacto_concurrencia.A6"/>
          </chart:axis>
          <chart:axis chart:dimension="y" chart:name="primary-y" chart:style-name="ch5">
            <chart:title svg:x="0.451cm" svg:y="5.10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4:impacto_concurrencia.B6" chart:label-cell-address="impacto_concurrencia.B3:impacto_concurrencia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concurrencia.B3:impacto_concurrencia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concurrencia.A4:impacto_concurrencia.A6</svg:desc>
                </draw:g>
              </table:table-cell>
              <table:table-cell office:value-type="float" office:value="NaN">
                <text:p>NaN</text:p>
                <draw:g>
                  <svg:desc>impacto_concurrencia.B4:impacto_concurrencia.B6</svg:desc>
                </draw:g>
              </table:table-cell>
            </table:table-row>
            <table:table-row>
              <table:table-cell office:value-type="string">
                <text:p>(NTHREADS/2) +1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THREADS+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144cm" svg:y="0.287cm" chart:style-name="ch2">
          <text:p>impacto afinidad</text:p>
        </chart:title>
        <chart:plot-area chart:style-name="ch3" table:cell-range-address="impacto_afinidad.A2:impacto_afinidad.B5" chart:data-source-has-labels="both" svg:x="1.314cm" svg:y="1.318cm" svg:width="11.132cm" svg:height="6.15cm">
          <chart:coordinate-region svg:x="1.838cm" svg:y="1.504cm" svg:width="10.608cm" svg:height="5.344cm"/>
          <chart:axis chart:dimension="x" chart:name="primary-x" chart:style-name="ch4" chartooo:axis-type="text">
            <chart:categories table:cell-range-address="impacto_afinidad.A3:impacto_afinidad.A5"/>
          </chart:axis>
          <chart:axis chart:dimension="y" chart:name="primary-y" chart:style-name="ch5">
            <chart:title svg:x="0.451cm" svg:y="5.661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afinidad.B3:impacto_afinidad.B5" chart:label-cell-address="impacto_afinidad.B2:impacto_afinidad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afinidad.B2:impacto_afinida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afinidad.A3:impacto_afinidad.A5</svg:desc>
                </draw:g>
              </table:table-cell>
              <table:table-cell office:value-type="float" office:value="NaN">
                <text:p>NaN</text:p>
                <draw:g>
                  <svg:desc>impacto_afinidad.B3:impacto_afinidad.B5</svg:desc>
                </draw:g>
              </table:table-cell>
            </table:table-row>
            <table:table-row>
              <table:table-cell office:value-type="string">
                <text:p>1+1 (sin compartir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+1 (compartiendo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091cm" svg:y="0.287cm" chart:style-name="ch2">
          <text:p>detección grupos</text:p>
        </chart:title>
        <chart:plot-area chart:style-name="ch3" table:cell-range-address="deteccion_grupos.A2:deteccion_grupos.B6" chart:data-source-has-labels="both" svg:x="1.314cm" svg:y="1.318cm" svg:width="11.132cm" svg:height="6.15cm">
          <chart:coordinate-region svg:x="1.838cm" svg:y="1.318cm" svg:width="10.608cm" svg:height="2.05cm"/>
          <chart:axis chart:dimension="x" chart:name="primary-x" chart:style-name="ch4" chartooo:axis-type="text">
            <chart:categories table:cell-range-address="deteccion_grupos.A3:deteccion_grupos.A6"/>
          </chart:axis>
          <chart:axis chart:dimension="y" chart:name="primary-y" chart:style-name="ch5">
            <chart:title svg:x="0.451cm" svg:y="5.661cm" chart:style-name="ch6">
              <text:p>tiempo medio</text:p>
            </chart:title>
            <chart:grid chart:style-name="ch7" chart:class="major"/>
          </chart:axis>
          <chart:series chart:style-name="ch8" chart:values-cell-range-address="deteccion_grupos.B3:deteccion_grupos.B6" chart:label-cell-address="deteccion_grupos.B2:deteccion_grupos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deteccion_grupos.B2:deteccion_gru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deteccion_grupos.A3:deteccion_grupos.A6</svg:desc>
                </draw:g>
              </table:table-cell>
              <table:table-cell office:value-type="float" office:value="NaN">
                <text:p>NaN</text:p>
                <draw:g>
                  <svg:desc>deteccion_grupos.B3:deteccion_grupos.B6</svg:desc>
                </draw:g>
              </table:table-cell>
            </table:table-row>
            <table:table-row>
              <table:table-cell office:value-type="string">
                <text:p>distint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m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into usuario mismo terminal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column-mapping="0" chart:style-name="ch1">
        <chart:title svg:x="4.025cm" svg:y="0.287cm" chart:style-name="ch2">
          <text:p>impacto prioridad</text:p>
        </chart:title>
        <chart:legend chart:legend-position="bottom" svg:x="2.092cm" svg:y="7.048cm" style:legend-expansion="wide" chart:style-name="ch3"/>
        <chart:plot-area chart:style-name="ch4" table:cell-range-address="impacto_prioridad.A2:impacto_prioridad.C5" chart:data-source-has-labels="both" svg:x="0.254cm" svg:y="1.318cm" svg:width="12.192cm" svg:height="5.394cm">
          <chart:coordinate-region svg:x="0.778cm" svg:y="1.504cm" svg:width="11.668cm" svg:height="4.588cm"/>
          <chart:axis chart:dimension="x" chart:name="primary-x" chart:style-name="ch5" chartooo:axis-type="text">
            <chart:categories table:cell-range-address="impacto_prioridad.A3:impacto_priorid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pacto_prioridad.B3:impacto_prioridad.B5" chart:label-cell-address="impacto_prioridad.B2:impacto_prioridad.B2" chart:class="chart:bar">
            <chart:data-point chart:repeated="3"/>
          </chart:series>
          <chart:series chart:style-name="ch9" chart:values-cell-range-address="impacto_prioridad.C3:impacto_prioridad.C5" chart:label-cell-address="impacto_prioridad.C2:impacto_prioridad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 FIB</text:p>
                <draw:g>
                  <svg:desc>impacto_prioridad.B2:impacto_prioridad.B2</svg:desc>
                </draw:g>
              </table:table-cell>
              <table:table-cell office:value-type="string">
                <text:p>tiempo medio BAJA_PRIO_FIB</text:p>
                <draw:g>
                  <svg:desc>impacto_prioridad.C2:impacto_priorid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prioridad.A3:impacto_prioridad.A5</svg:desc>
                </draw:g>
              </table:table-cell>
              <table:table-cell office:value-type="float" office:value="NaN">
                <text:p>NaN</text:p>
                <draw:g>
                  <svg:desc>impacto_prioridad.B3:impacto_prioridad.B5</svg:desc>
                </draw:g>
              </table:table-cell>
              <table:table-cell office:value-type="float" office:value="NaN">
                <text:p>NaN</text:p>
                <draw:g>
                  <svg:desc>impacto_prioridad.C3:impacto_prioridad.C5</svg:desc>
                </draw:g>
              </table:table-cell>
            </table:table-row>
            <table:table-row>
              <table:table-cell office:value-type="string">
                <text:p>1 y 1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 y NTHREADS+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